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69a1" officeooo:paragraph-rsid="001e69a1"/>
    </style:style>
    <style:style style:name="P2" style:family="paragraph" style:parent-style-name="Standard">
      <style:text-properties style:text-underline-style="none" officeooo:rsid="001e69a1" officeooo:paragraph-rsid="001e69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quinteror@mquinterordebian:~/proteco/bd/pos$ git log</text:p>
      <text:p text:style-name="P1">commit 2407b473e506c652e66671ec461c3d6356bc1f48</text:p>
      <text:p text:style-name="P1">Author: Quintero Rubio Martin &lt;mquinteror@mquinterordebian.www.isb.pdmu.mx&gt;</text:p>
      <text:p text:style-name="P1">Date: <text:s text:c="2"/>Mon Sep 5 12:52:23 2016 -0500</text:p>
      <text:p text:style-name="P1"/>
      <text:p text:style-name="P1"><text:s text:c="4"/>Manual de desarrollo y actualizacion</text:p>
      <text:p text:style-name="P1"/>
      <text:p text:style-name="P1">commit 878614ad96fb57ede03643f33f950863ed25016d</text:p>
      <text:p text:style-name="P1">Author: Quintero Rubio Martin &lt;mquinteror@mquinterordebian.www.isb.pdmu.mx&gt;</text:p>
      <text:p text:style-name="P1">Date: <text:s text:c="2"/>Mon Sep 5 12:50:55 2016 -0500</text:p>
      <text:p text:style-name="P1"/>
      <text:p text:style-name="P1"><text:s text:c="4"/>Inclusion de un manual de usuario</text:p>
      <text:p text:style-name="P1"/>
      <text:p text:style-name="P1">commit a931234502628c187ab0fcc5f9d1c5528d73f6a9</text:p>
      <text:p text:style-name="P1">Author: Quintero Rubio Martin &lt;mquinteror@mquinterordebian.www.isb.pdmu.mx&gt;</text:p>
      <text:p text:style-name="P1">Date: <text:s text:c="2"/>Mon Sep 5 12:50:12 2016 -0500</text:p>
      <text:p text:style-name="P1"/>
      <text:p text:style-name="P1"><text:s text:c="4"/>mas productos en el inventario</text:p>
      <text:p text:style-name="P1"/>
      <text:p text:style-name="P1">commit 1dcac6ef24f77d375afe500b011d3c0c82d404d2</text:p>
      <text:p text:style-name="P1">Author: Quintero Rubio Martin &lt;mquinteror@mquinterordebian.www.isb.pdmu.mx&gt;</text:p>
      <text:p text:style-name="P1">Date: <text:s text:c="2"/>Mon Sep 5 12:47:34 2016 -0500</text:p>
      <text:p text:style-name="P1"/>
      <text:p text:style-name="P1"><text:s text:c="4"/>ha conocido el mundo, si corre</text:p>
      <text:p text:style-name="P1"/>
      <text:p text:style-name="P1">commit 8e94834cda69888531799c7e822d2d6fd1989a06</text:p>
      <text:p text:style-name="P1">Author: Quintero Rubio Martin &lt;mquinteror@mquinterordebian.www.isb.pdmu.mx&gt;</text:p>
      <text:p text:style-name="P1">Date: <text:s text:c="2"/>Mon Sep 5 12:46:28 2016 -0500</text:p>
      <text:p text:style-name="P1"/>
      <text:p text:style-name="P1"><text:s text:c="4"/>trabajo en la funcion principal</text:p>
      <text:p text:style-name="P1"/>
      <text:p text:style-name="P1">commit f24ec0afffc9b01811fa161106db801d8a4d3e6d</text:p>
      <text:p text:style-name="P1">Author: Quintero Rubio Martin &lt;mquinteror@mquinterordebian.www.isb.pdmu.mx&gt;</text:p>
      <text:p text:style-name="P1">Date: <text:s text:c="2"/>Mon Sep 5 12:40:59 2016 -0500</text:p>
      <text:p text:style-name="P1"/>
      <text:p text:style-name="P1"><text:s text:c="4"/>Coorrecciones en el nombre del archivo de inventario</text:p>
      <text:p text:style-name="P1"/>
      <text:p text:style-name="P1">commit e0fcff7277f81b5cfcd176f8967589f15a3c94b8</text:p>
      <text:p text:style-name="P1">Author: Quintero Rubio Martin &lt;mquinteror@mquinterordebian.www.isb.pdmu.mx&gt;</text:p>
      <text:p text:style-name="P1">Date: <text:s text:c="2"/>Mon Sep 5 12:32:48 2016 -0500</text:p>
      <text:p text:style-name="P1"/>
      <text:p text:style-name="P1"><text:s text:c="4"/>creacioin del makefile</text:p>
      <text:p text:style-name="P1">mquinteror@mquinterordebian:~/proteco/bd/pos$ </text:p>
      <text:p text:style-name="P1"/>
      <text:p text:style-name="P1">mquinteror@mquinterordebian:~/proteco/ourprebeshell$ ls</text:p>
      <text:p text:style-name="P1">ayuda.sh <text:s text:c="2"/>ayuda.txt <text:s text:c="2"/>Captura de pantalla de 2016-09-04 23:49:43.png <text:s/>entraraprebeshell.txt <text:s/>prebeshell.rar <text:s/>Selección_055.jpg</text:p>
      <text:p text:style-name="P1">ayuda.sh~ <text:s/>ayuda.txt~ <text:s/>entraraprebeshell.sh~ <text:s text:c="26"/>nohup.out <text:s text:c="13"/>prebeshell.sh <text:s text:c="2"/>Selección_055.png</text:p>
      <text:p text:style-name="P1"><text:soft-page-break/>[1]+ <text:s/>Hecho <text:s text:c="18"/>nohup emacs entraraprebeshell.sh</text:p>
      <text:p text:style-name="P1">mquinteror@mquinterordebian:~/proteco/ourprebeshell$ 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intero Martin</meta:initial-creator>
    <meta:creation-date>2016-09-05T12:52:44.235496342</meta:creation-date>
    <dc:date>2016-09-05T12:54:04.078366238</dc:date>
    <dc:creator>Quintero Martin</dc:creator>
    <meta:editing-duration>PT13S</meta:editing-duration>
    <meta:editing-cycles>1</meta:editing-cycles>
    <meta:document-statistic meta:table-count="0" meta:image-count="0" meta:object-count="0" meta:page-count="2" meta:paragraph-count="35" meta:word-count="165" meta:character-count="1898" meta:non-whitespace-character-count="1655"/>
    <meta:generator>LibreOffice/4.3.3.2$Linux_X86_64 LibreOffice_project/430m0$Build-2</meta:generator>
  </office:meta>
</office:document-meta>
</file>